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56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lbas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塘岐村、后沃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青帆村、田沃村、西坵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中柳村、樂華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復興村、福沃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橋仔村、芹壁村、坂里村、白沙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清水村、珠螺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福正村、大坪村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仁愛村、津沙村、馬祖村、四維村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光榮里、民權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西門里、中央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文明里、泰安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武廟里、大同里、端正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新城村、共和村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西坪里、坪林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榮光里、親仁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石坊里、興南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大埔里、必信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下竹里、寺前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崇智里、崇禮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安樂里、平和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楠樹里、扶風里、慶春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金泉里、勝豐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南勢里、大鵬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凌雲里、鵬程里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永順里、永昌里</text:p>
          </table:table-cell>
        </table:table-row>
      </table:table>
      <table:named-expressions/>
      <table:database-ranges>
        <table:database-range table:name="__Anonymous_Sheet_DB__0" table:target-range-address="elbase.A1:elbase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6:35:41.723000000</dc:date>
    <meta:editing-duration>PT2M52S</meta:editing-duration>
    <meta:editing-cycles>1</meta:editing-cycles>
    <meta:document-statistic meta:table-count="1" meta:cell-count="150" meta:object-count="0"/>
    <meta:generator>LibreOffice/6.1.0.3$Windows_X86_64 LibreOffice_project/efb621ed25068d70781dc026f7e9c5187a4decd1</meta:generator>
  </office:meta>
</office:document-meta>
</file>